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office:forms form:automatic-focus="false" form:apply-design-mode="false"/>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office:forms form:automatic-focus="false" form:apply-design-mode="false"/>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Before Level 2)</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Enemies still targettable while in wounded animation.</text:p>
          </table:table-cell>
          <table:table-cell office:value-type="string" calcext:value-type="string">
            <text:p>Medium</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Ninja’s Special Buff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8">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9">00/00/0000</text:date>, <text:time style:data-style-name="N2" text:time-value="13:28:11.85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9T15:29:30.111000000</dc:date>
    <meta:editing-duration>P6DT4H49M38S</meta:editing-duration>
    <meta:editing-cycles>476</meta:editing-cycles>
    <meta:generator>LibreOffice/7.1.0.3$Windows_X86_64 LibreOffice_project/f6099ecf3d29644b5008cc8f48f42f4a40986e4c</meta:generator>
    <meta:document-statistic meta:table-count="6" meta:cell-count="519" meta:object-count="0"/>
  </office:meta>
</office:document-meta>
</file>